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Registry.Objec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Registry.ObjectRegistry( ObjectRegist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egistry.lookup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jectRegistry.register( String name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Registry.unregis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